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65pt"/>
    </style:style>
    <style:style style:name="co2" style:family="table-column">
      <style:table-column-properties fo:break-before="auto" style:column-width="85.44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79pt"/>
    </style:style>
    <style:style style:name="co6" style:family="table-column">
      <style:table-column-properties fo:break-before="auto" style:column-width="78.0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3.41pt"/>
    </style:style>
    <style:style style:name="co9" style:family="table-column">
      <style:table-column-properties fo:break-before="auto" style:column-width="8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 and I Table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D and I 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etwork 1 (D) </text:p>
          </table:table-cell>
          <table:table-cell table:style-name="ce2" office:value-type="string" calcext:value-type="string">
            <text:p>Network 2 (I) 0.5</text:p>
          </table:table-cell>
          <table:table-cell table:style-name="ce2" office:value-type="string" calcext:value-type="string">
            <text:p>Network 2 (I) 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MSE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3164" calcext:value-type="float">
            <text:p>0.03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MSE</text:p>
          </table:table-cell>
          <table:table-cell table:style-name="ce3" office:value-type="float" office:value="0.0008" calcext:value-type="float">
            <text:p>0.0008</text:p>
          </table:table-cell>
          <table:table-cell office:value-type="float" office:value="0.00062" calcext:value-type="float">
            <text:p>0.00062</text:p>
          </table:table-cell>
          <table:table-cell table:style-name="ce4" office:value-type="float" office:value="0.00051" calcext:value-type="float">
            <text:p>0.00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MSE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37697" calcext:value-type="float">
            <text:p>0.37697</text:p>
          </table:table-cell>
          <table:table-cell office:value-type="float" office:value="0.38468" calcext:value-type="float">
            <text:p>0.38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ev MSE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06922" calcext:value-type="float">
            <text:p>0.06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Training Time</text:p>
          </table:table-cell>
          <table:table-cell table:style-name="ce3" office:value-type="float" office:value="88.62376" calcext:value-type="float">
            <text:p>88.6237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73.61606" calcext:value-type="float">
            <text:p>73.6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Num Epochs</text:p>
          </table:table-cell>
          <table:table-cell table:style-name="ce3" office:value-type="float" office:value="69.55747" calcext:value-type="float">
            <text:p>69.55747</text:p>
          </table:table-cell>
          <table:table-cell office:value-type="float" office:value="53.94684" calcext:value-type="float">
            <text:p>53.94684</text:p>
          </table:table-cell>
          <table:table-cell office:value-type="float" office:value="58.96121" calcext:value-type="float">
            <text:p>58.96121</text:p>
          </table:table-cell>
          <table:table-cell table:number-columns-repeated="2"/>
        </table:table-row>
      </table:table>
      <table:table table:name="Min of All" table:style-name="ta1"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Mean MSE</text:p>
          </table:table-cell>
          <table:table-cell table:style-name="ce2" office:value-type="string" calcext:value-type="string">
            <text:p># of Models </text:p>
          </table:table-cell>
        </table:table-row>
        <table:table-row table:style-name="ro1">
          <table:table-cell/>
          <table:table-cell office:value-type="string" calcext:value-type="string">
            <text:p>All datastreams, all locations</text:p>
          </table:table-cell>
          <table:table-cell office:value-type="float" office:value="0.0105748316273093" calcext:value-type="float">
            <text:p>0.010574831627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ll datastreams, separate locations</text:p>
          </table:table-cell>
          <table:table-cell office:value-type="float" office:value="0.0109421597172817" calcext:value-type="float">
            <text:p>0.0109421597172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Separate datastreams, all locations</text:p>
          </table:table-cell>
          <table:table-cell office:value-type="float" office:value="0.0119337802752852" calcext:value-type="float">
            <text:p>0.0119337802752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eparate datastreams, separate locations</text:p>
          </table:table-cell>
          <table:table-cell office:value-type="float" office:value="0.011835723437955" calcext:value-type="float">
            <text:p>0.011835723437955</text:p>
          </table:table-cell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25:29.179069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1T10:19:51.506065293</meta:creation-date>
    <dc:date>2023-07-13T10:35:51.803349353</dc:date>
    <meta:editing-duration>PT56M59S</meta:editing-duration>
    <meta:editing-cycles>10</meta:editing-cycles>
    <meta:generator>LibreOffice/6.0.7.3$Linux_X86_64 LibreOffice_project/00m0$Build-3</meta:generator>
    <meta:document-statistic meta:table-count="2" meta:cell-count="44" meta:object-count="0"/>
  </office:meta>
</office:document-meta>
</file>